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color="#00ff00"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image}</text:p>
      <text:p text:style-name="Standard"/>
      <text:p text:style-name="Standard"/>
      <text:p text:style-name="Standard"/>
      <text:p text:style-name="P1">{valeur}</text:p>
      <text:p text:style-name="P1"/>
      <text:p text:style-name="P1"/>
      <text:p text:style-name="P1"/>
      <text:p text:style-name="P1"/>
      <text:p text:style-name="P2">Begin :</text:p>
      <text:p text:style-name="P2">[!-- BEGIN Segment --]</text:p>
      <text:p text:style-name="P2">Segment :</text:p>
      <text:p text:style-name="P2">{textSegment}</text:p>
      <text:p text:style-name="P2"/>
      <text:p text:style-name="P2">[!-- BEGIN Sous-Segment --]</text:p>
      <text:p text:style-name="P2"/>
      <text:p text:style-name="P2"/>
      <text:p text:style-name="P2"/>
      <text:p text:style-name="P2">[!-- BEGIN Sous-Sous-Segment --]</text:p>
      <text:p text:style-name="P2">Sous-Sous-Segment :</text:p>
      <text:p text:style-name="P3">{textSous-Sous-Segment}</text:p>
      <text:p text:style-name="P2">[!-- END Sous-Sous-Segment --]</text:p>
      <text:p text:style-name="P2"/>
      <text:p text:style-name="P2"/>
      <text:p text:style-name="P2">Sous-Segment :</text:p>
      <text:p text:style-name="P3">{textSous-Segment}</text:p>
      <text:p text:style-name="P2">[!-- END Sous-Segment --]</text:p>
      <text:p text:style-name="P2">[!-- END Segment --]</text:p>
      <text:p text:style-name="P2"/>
      <text:p text:style-name="P2"/>
      <text:p text:style-name="P2"/>
      <text:p text:style-name="P2">explication : {htm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29S</meta:editing-duration>
    <meta:editing-cycles>14</meta:editing-cycles>
    <meta:generator>OpenOffice.org/3.4.1$Win32 OpenOffice.org_project/341m1$Build-9593</meta:generator>
    <dc:date>2012-11-29T10:48:45.11</dc:date>
    <meta:document-statistic meta:table-count="0" meta:image-count="0" meta:object-count="0" meta:page-count="1" meta:paragraph-count="16" meta:word-count="46" meta:character-count="294"/>
    <meta:user-defined meta:name="Info 1"/>
    <meta:user-defined meta:name="Info 2"/>
    <meta:user-defined meta:name="Info 3"/>
    <meta:user-defined meta:name="Info 4"/>
  </office:meta>
</office:document-meta>
</file>